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53d" officeooo:paragraph-rsid="000ae53d"/>
    </style:style>
    <style:style style:name="P2" style:family="paragraph" style:parent-style-name="Standard">
      <style:text-properties fo:font-weight="bold" officeooo:rsid="000ae53d" officeooo:paragraph-rsid="000ae53d" style:font-weight-asian="bold" style:font-weight-complex="bold"/>
    </style:style>
    <style:style style:name="P3" style:family="paragraph" style:parent-style-name="Standard">
      <style:text-properties officeooo:paragraph-rsid="000ae53d"/>
    </style:style>
    <style:style style:name="P4" style:family="paragraph" style:parent-style-name="Standard" style:list-style-name="L1">
      <style:text-properties officeooo:rsid="000ae53d" officeooo:paragraph-rsid="000ae53d" fo:background-color="transparent"/>
    </style:style>
    <style:style style:name="P5" style:family="paragraph" style:parent-style-name="Standard" style:list-style-name="L1">
      <style:text-properties officeooo:rsid="000ae53d" officeooo:paragraph-rsid="000f9562" fo:background-color="transparent"/>
    </style:style>
    <style:style style:name="P6" style:family="paragraph" style:parent-style-name="Standard" style:list-style-name="L1">
      <style:text-properties officeooo:rsid="000ae53d" officeooo:paragraph-rsid="0011ea13" fo:background-color="transparent"/>
    </style:style>
    <style:style style:name="P7" style:family="paragraph" style:parent-style-name="Standard">
      <style:text-properties officeooo:rsid="000ae53d" officeooo:paragraph-rsid="000ae53d" fo:background-color="transparent"/>
    </style:style>
    <style:style style:name="P8" style:family="paragraph" style:parent-style-name="Standard" style:list-style-name="L1">
      <style:text-properties officeooo:rsid="000b955c" officeooo:paragraph-rsid="000b955c" fo:background-color="transparent"/>
    </style:style>
    <style:style style:name="P9" style:family="paragraph" style:parent-style-name="Standard" style:list-style-name="L1">
      <style:text-properties officeooo:rsid="000b955c" officeooo:paragraph-rsid="000ba9fc" fo:background-color="transparent"/>
    </style:style>
    <style:style style:name="P10" style:family="paragraph" style:parent-style-name="Standard" style:list-style-name="L1">
      <style:text-properties officeooo:rsid="000ba9fc" officeooo:paragraph-rsid="000ba9fc" fo:background-color="transparent"/>
    </style:style>
    <style:style style:name="T1" style:family="text">
      <style:text-properties officeooo:rsid="000ba9fc"/>
    </style:style>
    <style:style style:name="T2" style:family="text">
      <style:text-properties style:text-underline-style="solid" style:text-underline-width="auto" style:text-underline-color="font-color" officeooo:rsid="000ae53d"/>
    </style:style>
    <style:style style:name="T3" style:family="text">
      <style:text-properties style:text-underline-style="solid" style:text-underline-width="auto" style:text-underline-color="font-color" officeooo:rsid="000dbb80"/>
    </style:style>
    <style:style style:name="T4" style:family="text">
      <style:text-properties officeooo:rsid="0010fc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DİİBRAHİM ile ilgili,</text:p>
      <text:p text:style-name="P1"/>
      <text:p text:style-name="P3"><text:span text:style-name="T2">Kontrol edilmesi gerekenler </text:span><text:span text:style-name="T3">ve revize edilecekler</text:span><text:span text:style-name="T2">;</text:span></text:p>
      <text:p text:style-name="P7"/>
      <text:list xml:id="list548858086" text:style-name="L1">
        <text:list-item>
          <text:p text:style-name="P4">FAT’de <text:s/>1.5 numaralı maddede elektrik sistemi etiketleme işlemleri tamamlanacak.</text:p>
        </text:list-item>
        <text:list-item>
          <text:p text:style-name="P4">FAT’de 1.6 madde makine tanıtım plakası sevkiyat öncesinde makine üzerinde sabitlenecek.</text:p>
        </text:list-item>
        <text:list-item>
          <text:p text:style-name="P4">FAT’de 1.19 <text:s/>maddesinde etiket rulosu iç çapı 76mm yerine 50mm olarak değiştirilecek.</text:p>
        </text:list-item>
        <text:list-item>
          <text:p text:style-name="P4">FAT’de 1.37 maddesinde çıkış dolu fotoseli yok ardından gelen makineden <text:span text:style-name="T4">in-put / out-put olacak şekilde tasarlandı.</text:span></text:p>
        </text:list-item>
        <text:list-item>
          <text:p text:style-name="P5">FAT’de 1.40 maddesinde oluşan alarmlar için resetleme butonu HMI üzerinden olacak şekilde revize edilecek.</text:p>
        </text:list-item>
        <text:list-item>
          <text:p text:style-name="P4">Besleme yanına acil durum butonu eklenecek.</text:p>
        </text:list-item>
        <text:list-item>
          <text:p text:style-name="P8">Makine yerleşimi için çıkış konveyörü eklenip ölçüler güncellenecek.</text:p>
        </text:list-item>
        <text:list-item>
          <text:p text:style-name="P8">Makineye ait valf grubuna muhafaza kapağı eklenecek.</text:p>
        </text:list-item>
        <text:list-item>
          <text:p text:style-name="P8">Ardışık hata ile ilgili HMI üzerinden bir sekme oluşturulacak.</text:p>
        </text:list-item>
        <text:list-item>
          <text:p text:style-name="P9">Etiket var/yok kamera kontrol sırasında hatalı ürün ile durdurulursa tekrar çalışmada <text:span text:style-name="T1">hatalı ürün reject edilmiyor.</text:span></text:p>
        </text:list-item>
        <text:list-item>
          <text:p text:style-name="P10">Ürün çıkışında bant konveyör transfer sırasında ürün takılması gözlemlenmiştir. Makine konveyorü alt koruma kapağı revize edilecek.</text:p>
        </text:list-item>
        <text:list-item>
          <text:p text:style-name="P10">User Level Accsess listesi paylaşılacak ve gözden geçirilecek.</text:p>
        </text:list-item>
        <text:list-item>
          <text:p text:style-name="P10">Makine hız değerinin değişmesi sonucunda reject senkronizasyonu kontrol edilecek.</text:p>
        </text:list-item>
        <text:list-item>
          <text:p text:style-name="P9"><text:span text:style-name="T1">Besleme-2 çift ürürn bırakma problemi gözden geçirilecek.</text:span> </text:p>
        </text:list-item>
        <text:list-item>
          <text:p text:style-name="P6">OQ dokümanı içerisindeki alarm listesi ve ekran alarm uyarıları kontrol edildi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7T08:46:42.300000000</meta:creation-date>
    <dc:date>2022-03-31T08:19:28.540000000</dc:date>
    <meta:editing-duration>P2DT23H55M48S</meta:editing-duration>
    <meta:editing-cycles>5</meta:editing-cycles>
    <meta:generator>LibreOffice/6.3.4.2$Windows_X86_64 LibreOffice_project/60da17e045e08f1793c57c00ba83cdfce946d0aa</meta:generator>
    <meta:print-date>2022-03-28T09:46:03.798000000</meta:print-date>
    <meta:document-statistic meta:table-count="0" meta:image-count="0" meta:object-count="0" meta:page-count="1" meta:paragraph-count="17" meta:word-count="182" meta:character-count="1313" meta:non-whitespace-character-count="1160"/>
  </office:meta>
</office:document-meta>
</file>